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581cm" table:align="center" style:writing-mode="lr-tb"/>
    </style:style>
    <style:style style:name="Table1.A" style:family="table-column">
      <style:table-column-properties style:column-width="1.27cm"/>
    </style:style>
    <style:style style:name="Table1.B" style:family="table-column">
      <style:table-column-properties style:column-width="4.128cm"/>
    </style:style>
    <style:style style:name="Table1.C" style:family="table-column">
      <style:table-column-properties style:column-width="1.588cm"/>
    </style:style>
    <style:style style:name="Table1.D" style:family="table-column">
      <style:table-column-properties style:column-width="1.596cm"/>
    </style:style>
    <style:style style:name="Table1.1" style:family="table-row">
      <style:table-row-properties style:min-row-height="0.423cm" fo:keep-together="always"/>
    </style:style>
    <style:style style:name="Table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le1.B1" style:family="table-cell">
      <style:table-cell-properties style:vertical-align="middle" fo:padding-left="0.191cm" fo:padding-right="0.191cm" fo:padding-top="0cm" fo:padding-bottom="0cm" fo:border="0.25pt solid #000000" style:writing-mode="lr-tb"/>
    </style:style>
    <style:style style:name="Table1.3" style:family="table-row">
      <style:table-row-properties style:min-row-height="0.564cm" fo:keep-together="auto"/>
    </style:style>
    <style:style style:name="P1" style:family="paragraph" style:parent-style-name="sponsors">
      <style:paragraph-properties fo:margin-left="0cm" fo:margin-right="0cm" fo:text-indent="0.51cm" style:auto-text-indent="false"/>
    </style:style>
    <style:style style:name="P2" style:family="paragraph" style:parent-style-name="Standard">
      <style:text-properties style:font-name-asian="MS Mincho"/>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Standard">
      <style:paragraph-properties fo:text-align="justify" style:justify-single-word="false"/>
    </style:style>
    <style:style style:name="P5" style:family="paragraph" style:parent-style-name="Affiliation">
      <style:text-properties style:font-name-asian="MS Mincho"/>
    </style:style>
    <style:style style:name="P6" style:family="paragraph" style:parent-style-name="Affiliation">
      <style:text-properties officeooo:rsid="001b3e83" officeooo:paragraph-rsid="001b3e83" style:font-name-asian="MS Mincho"/>
    </style:style>
    <style:style style:name="P7" style:family="paragraph" style:parent-style-name="key_20_words">
      <style:text-properties style:font-name-asian="MS Mincho"/>
    </style:style>
    <style:style style:name="P8" style:family="paragraph" style:parent-style-name="Heading_20_5">
      <style:text-properties style:font-name-asian="MS Mincho"/>
    </style:style>
    <style:style style:name="P9" style:family="paragraph" style:parent-style-name="Heading_20_4">
      <style:text-properties fo:font-style="normal" style:font-style-asian="normal"/>
    </style:style>
    <style:style style:name="P10" style:family="paragraph" style:parent-style-name="Abstract">
      <style:text-properties fo:font-style="italic" style:font-name-asian="MS Mincho" style:font-style-asian="italic" style:font-style-complex="italic"/>
    </style:style>
    <style:style style:name="P11" style:family="paragraph" style:parent-style-name="Affiliation">
      <style:text-properties officeooo:rsid="001b3e83" officeooo:paragraph-rsid="001b3e83" style:font-name-asian="MS Mincho"/>
    </style:style>
    <style:style style:name="P12" style:family="paragraph" style:parent-style-name="Author">
      <style:text-properties officeooo:rsid="001b3e83" officeooo:paragraph-rsid="001b3e83" style:font-name-asian="MS Mincho"/>
    </style:style>
    <style:style style:name="P13" style:family="paragraph" style:parent-style-name="paper_20_title" style:master-page-name="Standard">
      <style:paragraph-properties style:page-number="auto"/>
      <style:text-properties officeooo:rsid="00194c39" officeooo:paragraph-rsid="00194c39" style:font-name-asian="MS Mincho"/>
    </style:style>
    <style:style style:name="P14" style:family="paragraph" style:parent-style-name="paper_20_subtitle">
      <style:text-properties fo:font-style="italic" fo:font-weight="bold" style:font-name-asian="MS Mincho" style:font-style-asian="italic" style:font-weight-asian="bold" style:font-style-complex="italic" style:font-weight-complex="normal"/>
    </style:style>
    <style:style style:name="P15" style:family="paragraph" style:parent-style-name="references">
      <style:text-properties style:font-name-asian="MS Mincho"/>
    </style:style>
    <style:style style:name="P16" style:family="paragraph" style:parent-style-name="table_20_footnote">
      <style:text-properties fo:font-style="italic" style:font-style-asian="italic" style:font-style-complex="italic"/>
    </style:style>
    <style:style style:name="P17" style:family="paragraph" style:parent-style-name="table_20_head">
      <style:text-properties fo:letter-spacing="-0.002cm" fo:language="en" fo:country="US" style:font-name-asian="MS Mincho" style:language-asian="en" style:country-asian="US"/>
    </style:style>
    <style:style style:name="T1" style:family="text">
      <style:text-properties style:font-name-asian="MS Mincho"/>
    </style:style>
    <style:style style:name="T2" style:family="text">
      <style:text-properties fo:font-style="italic" style:font-style-asian="italic" style:font-style-complex="italic"/>
    </style:style>
    <style:style style:name="T3" style:family="text">
      <style:text-properties fo:font-style="italic" style:font-name-asian="MS Mincho" style:font-style-asian="italic"/>
    </style:style>
    <style:style style:name="T4" style:family="text">
      <style:text-properties fo:font-style="italic" style:font-name-asian="MS Mincho" style:font-style-asian="italic" style:font-style-complex="italic"/>
    </style:style>
    <style:style style:name="T5" style:family="text">
      <style:text-properties style:font-style-complex="italic"/>
    </style:style>
    <style:style style:name="T6" style:family="text">
      <style:text-properties style:font-name-asian="Times New Roman"/>
    </style:style>
    <style:style style:name="T7" style:family="text">
      <style:text-properties style:font-name="Times New Roman" fo:font-style="italic" style:font-style-asian="italic" style:font-name-complex="Times New Roman"/>
    </style:style>
    <style:style style:name="T8" style:family="text">
      <style:text-properties style:font-name="Symbol" fo:font-style="italic" style:font-style-asian="italic" style:font-name-complex="Symbol" style:font-style-complex="italic"/>
    </style:style>
    <style:style style:name="T9" style:family="text">
      <style:text-properties style:text-position="sub 58%"/>
    </style:style>
    <style:style style:name="T10" style:family="text">
      <style:text-properties fo:font-style="normal" style:font-style-asian="normal"/>
    </style:style>
    <style:style style:name="T11" style:family="text">
      <style:text-properties style:text-position="super 58%"/>
    </style:style>
    <style:style style:name="T12" style:family="text">
      <style:text-properties fo:font-variant="normal" fo:text-transform="none" fo:font-style="italic" style:font-name-asian="MS Mincho" style:font-style-asian="italic" style:font-style-complex="italic"/>
    </style:style>
    <style:style style:name="T13" style:family="text">
      <style:text-properties officeooo:rsid="00212445"/>
    </style:style>
    <style:style style:name="T14" style:family="text">
      <style:text-properties officeooo:rsid="00259f94"/>
    </style:style>
    <style:style style:name="T15" style:family="text">
      <style:text-properties officeooo:rsid="00264cad"/>
    </style:style>
    <style:style style:name="T16" style:family="text">
      <style:text-properties officeooo:rsid="0027d788"/>
    </style:style>
    <style:style style:name="T17" style:family="text">
      <style:text-properties officeooo:rsid="0029b1b2"/>
    </style:style>
    <style:style style:name="T18" style:family="text">
      <style:text-properties officeooo:rsid="002adf5e"/>
    </style:style>
    <style:style style:name="T19" style:family="text">
      <style:text-properties officeooo:rsid="002bb3d8"/>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llaborative Filtering for Book Recommendation System</text:p>
      <text:p text:style-name="P14"/>
      <text:p text:style-name="P2"/>
      <text:section text:style-name="Sect1" text:name="Section1">
        <text:p text:style-name="P12">Gautam Ramakrishnan</text:p>
        <text:p text:style-name="P6">Department of Computer Science and Engineering</text:p>
        <text:p text:style-name="P6">National Institute of Technology Karnataka</text:p>
        <text:p text:style-name="P6">Surathkal, Mangalore</text:p>
        <text:p text:style-name="P5"/>
        <text:p text:style-name="P12">V Saicharan</text:p>
        <text:p text:style-name="P6">Department of Computer Science and Engineering</text:p>
        <text:p text:style-name="P6">National Institute of Technology Karnataka</text:p>
        <text:p text:style-name="P6">Surathkal, Mangalore</text:p>
      </text:section>
      <text:section text:style-name="Sect2" text:name="Section2">
        <text:p text:style-name="P5"/>
        <text:p text:style-name="P2"/>
      </text:section>
      <text:section text:style-name="Sect3" text:name="Section3">
        <text:p text:style-name="P10">Abstract</text:p>
        <text:p text:style-name="Abstract">Collaborative filtering is one of the most important technology in the market nowadays. Its prevalent in almost every aspect of the internet, in e-commerce, music, books, social media, advertising, etc. as it <text:span text:style-name="T16">learns</text:span> the needs of the user and provides a comfortable platform for user to find what they like without searching. This method has a few drawbacks, one of them being; it is based only on the explicit feedback given by the user in the form of a <text:span text:style-name="T17">numerical </text:span>rating. <text:span text:style-name="T14">The major problem with explicit ratings is that many people may not rate the item due to several reasons which include laziness , lack of knowledge etc. The</text:span> real needs of a user <text:span text:style-name="T15">can be understood </text:span>by <text:span text:style-name="T15">considering </text:span>various implicit indicators such as <text:span text:style-name="T16">page </text:span>views, <text:span text:style-name="T16">bookmarks </text:span>lists, <text:span text:style-name="T14">history </text:span>etc. This papers proposes, demonstrates and compares various techniques to include implicit ratings into the recommendation system. This paper also shows various ways in which minor tweaks can modify the performance of <text:span text:style-name="T18">recommendation </text:span>algorithm<text:span text:style-name="T18">s</text:span>. A weighted average of various item-item similarity without implicit ratings and explicit ratings are combined to generate explicit ratings for books the given user has not rated, which will <text:span text:style-name="T19">then </text:span>be used to perform item-item collaborative filtering.</text:p>
        <text:p text:style-name="P7">Keywords—<text:span text:style-name="T13">Recommender Systems, book recommendation, collaborative filtering, implicit ratings, explicit ratings.</text:span></text:p>
        <text:h text:style-name="Heading_20_1" text:outline-level="1"><text:span text:style-name="T6"><text:s/></text:span>Introduction</text:h>
        <text:p text:style-name="Text_20_body"/>
        <text:h text:style-name="Heading_20_1" text:outline-level="1">Prepare Your Paper Before Styling</text:h>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9140248436613769888" text:style-name="WW8Num3">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Spell units when they appear in text: “...a few henries,” not “...a few H.”</text:p>
          </text:list-item>
          <text:list-item>
            <text:p text:style-name="bullet_20_list"><draw:frame draw:style-name="fr1" draw:name="Frame1" text:anchor-type="paragraph" svg:x="1.325cm" svg:y="25.243cm" draw:z-index="0"><draw:text-box fo:min-height="0.058cm" fo:min-width="0.041cm"><text:p text:style-name="P1">Identify applicable sponsor/s here. <text:span text:style-name="T5">If no sponsors, delete this text box (</text:span><text:span text:style-name="T2">sponsors</text:span><text:span text:style-name="T4">).</text:span></text:p></draw:text-box></draw:frame>Use a zero before decimal points: “0.25,” not “.25.” Use “cm3,” not “cc.” (<text:span text:style-name="T2">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text:soft-page-break/>Greek symbols. Use a long dash rather than a hyphen for a minus sign. Punctuate equations with commas or periods when they are part of a sentence, as in</text:p>
        <text:p text:style-name="equation"><text:span text:style-name="T1"><text:tab/></text:span><text:span text:style-name="T7">a</text:span><text:span text:style-name="T7">b</text:span><text:tab/><text:tab/><text:tab/><text:tab/><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text:p>
        <text:h text:style-name="Heading_20_2" text:outline-level="2">Some Common Mistakes</text:h>
        <text:list xml:id="list1114087978743" text:continue-numbering="true" text:style-name="WW8Num3">
          <text:list-item>
            <text:p text:style-name="bullet_20_list">The word “data” is plural, not singular.</text:p>
          </text:list-item>
          <text:list-item>
            <text:p text:style-name="bullet_20_list">The subscript for the permeability of vacuum <text:span text:style-name="T8"></text:span><text:span text:style-name="T9">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h text:style-name="Heading_20_3" text:outline-level="3">For author/s of only one affiliation (Heading 3):<text:span text:style-name="T10"> To change the default, adjust the template as follows.</text:span></text:h>
        <text:h text:style-name="Heading_20_4" text:outline-level="4">Selection (Heading 4):<text:span text:style-name="T10"> Highlight all author and affiliation lines.</text:span></text:h>
        <text:h text:style-name="Heading_20_4" text:outline-level="4">Change number of columns: <text:span text:style-name="T10">Select the Columns icon from the MS Word Standard toolbar and then select “1 Column” from the selection palette.</text:span></text:h>
        <text:h text:style-name="Heading_20_4" text:outline-level="4">Deletion: <text:span text:style-name="T10">Delete the author and affiliation lines for the second affiliation.</text:span></text:h>
        <text:h text:style-name="Heading_20_3" text:outline-level="3">For author/s of more than two affiliations: <text:span text:style-name="T10">To change the default, adjust the template as follows.</text:span></text:h>
        <text:h text:style-name="Heading_20_4" text:outline-level="4">Selection: <text:span text:style-name="T10">Highlight all author and affiliation lines.</text:span></text:h>
        <text:h text:style-name="Heading_20_4" text:outline-level="4">Change number of columns: <text:span text:style-name="T10">Select the “Columns” icon from the MS Word Standard toolbar and then select “1 Column” from the selection palette.</text:span></text:h>
        <text:h text:style-name="P9" text:outline-level="4">Highlight author and affiliation lines of affiliation 1 and copy this selection.</text:h>
        <text:h text:style-name="Heading_20_4" text:outline-level="4">Formatting: <text:span text:style-name="T10">Insert one hard return immediately after the last character of the last affiliation line. Then paste down the copy of affiliation 1. Repeat as necessary for each additional affiliation.</text:span></text:h>
        <text:h text:style-name="Heading_20_4" text:outline-level="4">Reassign number of columns: <text:span text:style-name="T10">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text:soft-page-break/>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3" text:outline-level="3">Positioning Figures and Tables: 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h>
        <text:list xml:id="list4133665195378301643" text:style-name="WW8Num8">
          <text:list-item>
            <text:p text:style-name="P17">Tabl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B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B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11">a</text:span></text:p>
            </table:table-cell>
            <table:table-cell table:style-name="Table1.A1" office:value-type="string">
              <text:p text:style-name="P3"/>
            </table:table-cell>
            <table:table-cell table:style-name="Table1.B1" office:value-type="string">
              <text:p text:style-name="P3"/>
            </table:table-cell>
          </table:table-row>
        </table:table>
        <text:list xml:id="list3218867945166292015" text:style-name="WW8Num9">
          <text:list-item>
            <text:p text:style-name="table_20_footnote">Sample of a Table footnote. <text:span text:style-name="T2">(Table footnote)</text:span></text:p>
          </text:list-item>
          <text:list-item>
            <text:p text:style-name="P16"/>
          </text:list-item>
        </text:list>
        <text:list xml:id="list4017383950324142895" text:style-name="WW8Num7">
          <text:list-item>
            <text:p text:style-name="figure_20_caption"><text:span text:style-name="T1">Example of a figure caption. </text:span><text:span text:style-name="T4">(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h text:style-name="Heading_20_5" text:outline-level="5"><text:span text:style-name="T1">Acknowledgment </text:span><text:span text:style-name="T4">(</text:span><text:span text:style-name="T12">Heading 5</text:span><text:span text:style-name="T4">)</text:span></text:h>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2"/>
        <text:h text:style-name="P8"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P2"/>
        <text:list xml:id="list8530072747073644372" text:style-name="WW8Num6">
          <text:list-item>
            <text:p text:style-name="references"><draw:frame draw:style-name="fr2" draw:name="Frame2" text:anchor-type="char" svg:x="-9.511cm" svg:y="5.948cm" svg:width="8.915cm" svg:height="3.2cm" draw:z-index="1"><draw:text-box><text:p text:style-name="Text_20_body">We suggest that you use a text box to insert a graphic (which is ideally a 300 dpi resolution TIFF or EPS file with all fonts embedded) because this method is somewhat more stable than directly inserting a picture.</text:p><text:p text:style-name="Text_20_body">To have non-visible rules on your frame, use the MSWord “Format” pull-down menu, select Text Box &gt; Colors and Lines to choose No Fill and No Line.</text:p></draw:text-box></draw:frame><text:span text:style-name="T1">G. Eason, B. Noble, and I.N. Sneddon, “On certain integrals of Lipschitz-Hankel type involving products of Bessel functions,” Phil. Trans. Roy. Soc. London, vol. A247, pp. 529-551, April 1955. (</text:span><text:span text:style-name="T3">references</text:span><text:span text:style-name="T1">)</text:span></text:p>
          </text:list-item>
          <text:list-item>
            <text:p text:style-name="P15">J. Clerk Maxwell, A Treatise on Electricity and Magnetism, 3rd ed., vol. 2. Oxford: Clarendon, 1892, pp.68-73.</text:p>
          </text:list-item>
          <text:list-item>
            <text:p text:style-name="P15">I.S. Jacobs and C.P. Bean, “Fine particles, thin films and exchange anisotropy,” in Magnetism, vol. III, G.T. Rado and H. Suhl, Eds. New York: Academic, 1963, pp. 271-350.</text:p>
          </text:list-item>
          <text:list-item>
            <text:p text:style-name="P15">K. Elissa, “Title of paper if known,” unpublished.</text:p>
          </text:list-item>
          <text:list-item>
            <text:p text:style-name="P15">R. Nicole, “Title of paper with only first word capitalized,” J. Name Stand. Abbrev., in press.</text:p>
          </text:list-item>
          <text:list-item>
            <text:p text:style-name="P15">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ction4">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en" fo:country="IN" style:font-name-asian="MS Mincho" style:font-family-asian="'MS Mincho', 'ＭＳ 明朝'" style:font-family-generic-asian="modern" style:language-asian="en" style:country-asian="IN"/>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en" fo:country="IN" fo:font-style="italic" style:font-name-asian="MS Mincho" style:font-family-asian="'MS Mincho', 'ＭＳ 明朝'" style:font-family-generic-asian="modern" style:language-asian="en" style:country-asian="IN"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en" fo:country="IN" fo:font-style="italic" style:font-name-asian="MS Mincho" style:font-family-asian="'MS Mincho', 'ＭＳ 明朝'" style:font-family-generic-asian="modern" style:language-asian="en" style:country-asian="IN"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en" fo:country="IN" fo:font-style="italic" style:font-name-asian="MS Mincho" style:font-family-asian="'MS Mincho', 'ＭＳ 明朝'" style:font-family-generic-asian="modern" style:language-asian="en" style:country-asian="IN"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en" fo:country="IN" style:language-asian="en" style:country-asian="IN"/>
    </style:style>
    <style:style style:name="Abstract" style:family="paragraph">
      <style:paragraph-properties fo:margin-left="0cm" fo:margin-right="0cm" fo:margin-top="0cm" fo:margin-bottom="0.353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en" style:country-asian="IN"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IN"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en" style:country-asian="IN"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IN"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en" style:country-asian="IN"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IN"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IN"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loext: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IN"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en" fo:country="IN" style:font-name-asian="MS Mincho" style:font-family-asian="'MS Mincho', 'ＭＳ 明朝'" style:font-family-generic-asian="modern" style:language-asian="en" style:country-asian="IN"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en" fo:country="IN" fo:font-style="italic" style:font-name-asian="MS Mincho" style:font-family-asian="'MS Mincho', 'ＭＳ 明朝'" style:font-family-generic-asian="modern" style:font-size-asian="10pt" style:language-asian="en" style:country-asian="IN"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en" fo:country="IN" fo:font-style="italic" style:font-name-asian="MS Mincho" style:font-family-asian="'MS Mincho', 'ＭＳ 明朝'" style:font-family-generic-asian="modern" style:font-size-asian="10pt" style:language-asian="en" style:country-asian="IN"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en" fo:country="IN" fo:font-style="italic" style:font-name-asian="MS Mincho" style:font-family-asian="'MS Mincho', 'ＭＳ 明朝'" style:font-family-generic-asian="modern" style:font-size-asian="10pt" style:language-asian="en" style:country-asian="IN"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21:10:00</meta:creation-date>
    <dc:date>2018-04-05T00:11:13.218723111</dc:date>
    <meta:editing-cycles>17</meta:editing-cycles>
    <meta:editing-duration>PT2H37M10S</meta:editing-duration>
    <meta:generator>LibreOffice/5.1.6.2$Linux_X86_64 LibreOffice_project/10m0$Build-2</meta:generator>
    <meta:document-statistic meta:table-count="1" meta:image-count="0" meta:object-count="0" meta:page-count="3" meta:paragraph-count="90" meta:word-count="2250" meta:character-count="13503" meta:non-whitespace-character-count="11413"/>
  </office:meta>
</office:document-meta>
</file>